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DFStream.output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PDFStream.encodeAndWriteStream( OutputStream out , PDFNumber ref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DFStream.AbstractPDF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Stream.getFilter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DFStream.populateStreamDict( Object length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DFStream.outputStreamData( StreamCache encodedStream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DFStream.setupFilte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DFStream.prepareImplici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DFStream.encod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